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761" officeooo:paragraph-rsid="001b1761"/>
    </style:style>
    <style:style style:name="P2" style:family="paragraph" style:parent-style-name="Standard">
      <style:text-properties officeooo:rsid="001c9014" officeooo:paragraph-rsid="001c90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  <text:p text:style-name="P1"/>
      <text:p text:style-name="P1"><text:tab/>def hello</text:p>
      <text:p text:style-name="P1">return "Hello!"</text:p>
      <text:p text:style-name="P1">end</text:p>
      <text:p text:style-name="P1"/>
      <text:p text:style-name="P1">def greet(username = gets.chomp)</text:p>
      <text:p text:style-name="P1">return "Hello, #{username}!"</text:p>
      <text:p text:style-name="P1">end</text:p>
      <text:p text:style-name="P1"/>
      <text:p text:style-name="P1">hello</text:p>
      <text:p text:style-name="P1">greet</text:p>
      <text:p text:style-name="P2">TEMP</text:p>
      <text:p text:style-name="P1">def ftoc(far1=gets.to_f)</text:p>
      <text:p text:style-name="P1"><text:tab/></text:p>
      <text:p text:style-name="P1"><text:s/>cel = (far1 - 32) * 5.00/9</text:p>
      <text:p text:style-name="P1"><text:tab/>puts cel</text:p>
      <text:p text:style-name="P1">end</text:p>
      <text:p text:style-name="P1"/>
      <text:p text:style-name="P1">def ctof(cel1=gets.to_f)</text:p>
      <text:p text:style-name="P1"/>
      <text:p text:style-name="P1">far = cel1 * 9/5.00 + 32</text:p>
      <text:p text:style-name="P1"><text:tab/>puts far</text:p>
      <text:p text:style-name="P1">end</text:p>
      <text:p text:style-name="P1">ftoc</text:p>
      <text:p text:style-name="P1">ctof</text:p>
      <text:p text:style-name="P1">CALCU</text:p>
      <text:p text:style-name="P1"/>
      <text:p text:style-name="P1">def add(a,b)</text:p>
      <text:p text:style-name="P1"><text:tab/>a + b</text:p>
      <text:p text:style-name="P1">end</text:p>
      <text:p text:style-name="P1"/>
      <text:p text:style-name="P1">def subtract(a,b)</text:p>
      <text:p text:style-name="P1"><text:tab/>a - b</text:p>
      <text:p text:style-name="P1">end</text:p>
      <text:p text:style-name="P1"/>
      <text:p text:style-name="P1">def sum(array)</text:p>
      <text:p text:style-name="P1">array.sum</text:p>
      <text:p text:style-name="P1">end</text:p>
      <text:p text:style-name="P1"/>
      <text:p text:style-name="P1">def multiply(a,b)</text:p>
      <text:p text:style-name="P1"><text:tab/>a * b</text:p>
      <text:p text:style-name="P1">end</text:p>
      <text:p text:style-name="P1"/>
      <text:p text:style-name="P1">def power(a,b)</text:p>
      <text:p text:style-name="P1"><text:tab/>a**b</text:p>
      <text:p text:style-name="P1">end</text:p>
      <text:p text:style-name="P1"/>
      <text:p text:style-name="P1">def factorial(n)</text:p>
      <text:p text:style-name="P1"><text:tab/>if n == 1</text:p>
      <text:p text:style-name="P1"><text:tab/><text:tab/>return 1</text:p>
      <text:p text:style-name="P1"><text:tab/>end</text:p>
      <text:p text:style-name="P1"><text:soft-page-break/><text:tab/>if n == 0</text:p>
      <text:p text:style-name="P1"><text:tab/><text:tab/>return 1</text:p>
      <text:p text:style-name="P1"><text:tab/>end</text:p>
      <text:p text:style-name="P1"><text:s/><text:tab/>if n&gt;1</text:p>
      <text:p text:style-name="P1"><text:s/><text:tab/>return<text:tab/>n*(n-1)</text:p>
      <text:p text:style-name="P1"><text:s/><text:tab/>n+=1</text:p>
      <text:p text:style-name="P1"><text:s/></text:p>
      <text:p text:style-name="P1">end</text:p>
      <text:p text:style-name="P1">end</text:p>
      <text:p text:style-name="P1"/>
      <text:p text:style-name="P1"/>
      <text:p text:style-name="P1"/>
      <text:p text:style-name="P1">BASICS</text:p>
      <text:p text:style-name="P1"/>
      <text:p text:style-name="P1">def who_is_bigger(a,b,c)</text:p>
      <text:p text:style-name="P1"/>
      <text:p text:style-name="P1"><text:tab/>array = [a,b,c]</text:p>
      <text:p text:style-name="P1"><text:tab/>if a == nil || b == nil || c == nil</text:p>
      <text:p text:style-name="P1"><text:tab/><text:tab/>return "nil detected"</text:p>
      <text:p text:style-name="P1"><text:tab/>end</text:p>
      <text:p text:style-name="P1"><text:tab/>if a&gt;b &amp;&amp; a&gt;c</text:p>
      <text:p text:style-name="P1"><text:tab/><text:tab/>return "a is bigger"</text:p>
      <text:p text:style-name="P1"><text:tab/>end</text:p>
      <text:p text:style-name="P1"><text:tab/>if b&gt;a &amp;&amp; b&gt;c</text:p>
      <text:p text:style-name="P1"><text:tab/><text:tab/>return "b is bigger"</text:p>
      <text:p text:style-name="P1"><text:tab/>end</text:p>
      <text:p text:style-name="P1"><text:tab/>if c&gt;a &amp;&amp; c&gt;b</text:p>
      <text:p text:style-name="P1"><text:tab/><text:tab/>return "c is bigger"</text:p>
      <text:p text:style-name="P1"><text:tab/>end</text:p>
      <text:p text:style-name="P1">end</text:p>
      <text:p text:style-name="P1"/>
      <text:p text:style-name="P1">def reverse_upcase_noLTA(string)</text:p>
      <text:p text:style-name="P1"><text:tab/>return string.upcase.reverse.delete"LTA"</text:p>
      <text:p text:style-name="P1">end</text:p>
      <text:p text:style-name="P1"/>
      <text:p text:style-name="P1">def array_42(array)</text:p>
      <text:p text:style-name="P1"><text:tab/>array.include?(42)</text:p>
      <text:p text:style-name="P1">end</text:p>
      <text:p text:style-name="P1"/>
      <text:p text:style-name="P1">def magic_array(x)</text:p>
      <text:p text:style-name="P1"><text:tab/>return x.flatten.uniq.delete_if{|a|a%3==0}.sort.map{|a| a*2}</text:p>
      <text:p text:style-name="P1">end</text:p>
      <text:p text:style-name="P1"/>
      <text:p text:style-name="P1">SIMON</text:p>
      <text:p text:style-name="P1"/>
      <text:p text:style-name="P1">def echo(a)</text:p>
      <text:p text:style-name="P1"><text:tab/>return a</text:p>
      <text:p text:style-name="P1">end</text:p>
      <text:p text:style-name="P1"/>
      <text:p text:style-name="P1">def shout(a)</text:p>
      <text:p text:style-name="P1"><text:tab/>return a.upcase</text:p>
      <text:p text:style-name="P1">end</text:p>
      <text:p text:style-name="P1"><text:soft-page-break/></text:p>
      <text:p text:style-name="P1">def repeat(a,b)</text:p>
      <text:p text:style-name="P1"><text:tab/>return ("#{a} "*b).rstrip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8:54:19.287576260</meta:creation-date>
    <dc:date>2019-04-09T11:25:29.232260510</dc:date>
    <meta:editing-duration>PT2H10M49S</meta:editing-duration>
    <meta:editing-cycles>1</meta:editing-cycles>
    <meta:document-statistic meta:table-count="0" meta:image-count="0" meta:object-count="0" meta:page-count="3" meta:paragraph-count="85" meta:word-count="175" meta:character-count="1003" meta:non-whitespace-character-count="864"/>
    <meta:generator>LibreOffice/6.0.7.3$Linux_X86_64 LibreOffice_project/00m0$Build-3</meta:generator>
  </office:meta>
</office:document-meta>
</file>